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7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2.5201in"/>
    </style:style>
    <style:style style:name="ro1" style:family="table-row">
      <style:table-row-properties style:row-height="0.2244in" fo:break-before="auto" style:use-optimal-row-height="false"/>
    </style:style>
    <style:style style:name="ro2" style:family="table-row">
      <style:table-row-properties style:row-height="1.345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3deb3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deb3d"/>
    </style:style>
    <style:style style:name="ce13" style:family="table-cell" style:parent-style-name="Default" style:data-style-name="N11">
      <style:table-cell-properties fo:background-color="#3deb3d"/>
    </style:style>
    <style:style style:name="ce14" style:family="table-cell" style:parent-style-name="Default">
      <style:table-cell-properties fo:border-bottom="0.0008in solid #000000" fo:border-left="none" fo:border-right="none" fo:border-top="none"/>
    </style:style>
    <style:style style:name="ce15" style:family="table-cell" style:parent-style-name="Default" style:data-style-name="N11"/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ext-properties style:font-name="Arial" style:font-name-asian="Arial Unicode M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Bionet Bandwidth Calculator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table:number-columns-spanned="5" table:number-rows-spanned="1">
            <text:p>Calculates the message sizes in bytes for bionet data with the input profile. To use, edit the input highlighted in green, and see the bold results below.</text:p>
          </table:table-cell>
          <table:covered-table-cell table:number-columns-repeated="2"/>
          <table:covered-table-cell table:style-name="Default"/>
          <table:covered-table-cell/>
          <table:table-cell table:number-columns-repeated="1019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1" office:value-type="string" table:number-columns-spanned="2" table:number-rows-spanned="1">
            <text:p>Inputs</text:p>
          </table:table-cell>
          <table:covered-table-cell/>
          <table:table-cell table:number-columns-repeated="1022"/>
        </table:table-row>
        <table:table-row table:style-name="ro3">
          <table:table-cell table:style-name="ce4" office:value-type="string">
            <text:p>Sync Frequency (Seconds)</text:p>
          </table:table-cell>
          <table:table-cell table:style-name="ce11" office:value-type="float" office:value="5">
            <text:p>5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3">
          <table:table-cell table:style-name="ce4" office:value-type="string">
            <text:p>Resources Updated per Second</text:p>
          </table:table-cell>
          <table:table-cell table:style-name="ce11" office:value-type="float" office:value="1">
            <text:p>1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4">
          <table:table-cell table:style-name="ce4" office:value-type="string">
            <text:p>Datapoints modified per Second per Resource</text:p>
          </table:table-cell>
          <table:table-cell table:style-name="ce11" office:value-type="float" office:value="1">
            <text:p>1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3">
          <table:table-cell table:style-name="ce4" office:value-type="string">
            <text:p>New Nodes/sec</text:p>
          </table:table-cell>
          <table:table-cell table:style-name="ce11" office:value-type="float" office:value="1">
            <text:p>1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4">
          <table:table-cell table:style-name="ce4" office:value-type="string">
            <text:p>New Habs/sec</text:p>
          </table:table-cell>
          <table:table-cell table:style-name="ce11" office:value-type="float" office:value="1">
            <text:p>1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3">
          <table:table-cell table:style-name="ce4" office:value-type="string">
            <text:p>Lost Nodes/sec</text:p>
          </table:table-cell>
          <table:table-cell table:style-name="ce11" office:value-type="float" office:value="1">
            <text:p>1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4">
          <table:table-cell table:style-name="ce4" office:value-type="string">
            <text:p>Lost Habs/sec</text:p>
          </table:table-cell>
          <table:table-cell table:style-name="ce11" office:value-type="float" office:value="1">
            <text:p>1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3">
          <table:table-cell table:style-name="ce4" office:value-type="string">
            <text:p>Clients Per Node</text:p>
          </table:table-cell>
          <table:table-cell table:style-name="ce11" office:value-type="float" office:value="2">
            <text:p>2</text:p>
          </table:table-cell>
          <table:table-cell table:style-name="ce5"/>
          <table:table-cell office:value-type="string">
            <text:p>Average number of clients subscribing to each Node</text:p>
          </table:table-cell>
          <table:table-cell table:style-name="ce5" table:number-columns-repeated="1020"/>
        </table:table-row>
        <table:table-row table:style-name="ro3">
          <table:table-cell table:style-name="ce4"/>
          <table:table-cell table:style-name="ce11"/>
          <table:table-cell table:style-name="ce5"/>
          <table:table-cell/>
          <table:table-cell table:style-name="ce5" table:number-columns-repeated="1020"/>
        </table:table-row>
        <table:table-row table:style-name="ro4">
          <table:table-cell office:value-type="string">
            <text:p>Number of Habs</text:p>
          </table:table-cell>
          <table:table-cell table:style-name="ce12" office:value-type="float" office:value="10">
            <text:p>10</text:p>
          </table:table-cell>
          <table:table-cell/>
          <table:table-cell office:value-type="string">
            <text:p>Total number of HABs on local network, or total number being synced</text:p>
          </table:table-cell>
          <table:table-cell table:number-columns-repeated="1020"/>
        </table:table-row>
        <table:table-row table:style-name="ro4">
          <table:table-cell office:value-type="string">
            <text:p>Number of Nodes per Hab</text:p>
          </table:table-cell>
          <table:table-cell table:style-name="ce12" office:value-type="float" office:value="10">
            <text:p>10</text:p>
          </table:table-cell>
          <table:table-cell table:number-columns-repeated="1022"/>
        </table:table-row>
        <table:table-row table:style-name="ro3">
          <table:table-cell office:value-type="string">
            <text:p>Number of Resource per Node</text:p>
          </table:table-cell>
          <table:table-cell table:style-name="ce12" office:value-type="float" office:value="10">
            <text:p>10</text:p>
          </table:table-cell>
          <table:table-cell table:number-columns-repeated="1022"/>
        </table:table-row>
        <table:table-row table:style-name="ro3">
          <table:table-cell office:value-type="string">
            <text:p>Number of Streams per Node</text:p>
          </table:table-cell>
          <table:table-cell table:style-name="ce12" office:value-type="float" office:value="0">
            <text:p>0</text:p>
          </table:table-cell>
          <table:table-cell table:number-columns-repeated="1022"/>
        </table:table-row>
        <table:table-row table:style-name="ro4">
          <table:table-cell office:value-type="string">
            <text:p>Average ID component length</text:p>
          </table:table-cell>
          <table:table-cell table:style-name="ce12" office:value-type="float" office:value="8">
            <text:p>8</text:p>
          </table:table-cell>
          <table:table-cell/>
          <table:table-cell office:value-type="string">
            <text:p>Average length of sting for each of hab-type, hab-id, node-id, resource-id</text:p>
          </table:table-cell>
          <table:table-cell table:number-columns-repeated="1020"/>
        </table:table-row>
        <table:table-row table:style-name="ro3">
          <table:table-cell office:value-type="string">
            <text:p>Number of BDMs</text:p>
          </table:table-cell>
          <table:table-cell table:style-name="ce12" office:value-type="float" office:value="1">
            <text:p>1</text:p>
          </table:table-cell>
          <table:table-cell table:number-columns-repeated="1022"/>
        </table:table-row>
        <table:table-row table:style-name="ro3">
          <table:table-cell office:value-type="string">
            <text:p>% Res Binary</text:p>
          </table:table-cell>
          <table:table-cell table:style-name="ce13" office:value-type="percentage" office:value="0.1">
            <text:p>10.00%</text:p>
          </table:table-cell>
          <table:table-cell/>
          <table:table-cell office:value-type="string">
            <text:p>Precent of all resources that are binary</text:p>
          </table:table-cell>
          <table:table-cell table:number-columns-repeated="1020"/>
        </table:table-row>
        <table:table-row table:style-name="ro3">
          <table:table-cell office:value-type="string">
            <text:p>% Res uint8</text:p>
          </table:table-cell>
          <table:table-cell table:style-name="ce13" office:value-type="percentage" office:value="0.1">
            <text:p>10.00%</text:p>
          </table:table-cell>
          <table:table-cell table:number-columns-repeated="1022"/>
        </table:table-row>
        <table:table-row table:style-name="ro3">
          <table:table-cell office:value-type="string">
            <text:p>% Res int8</text:p>
          </table:table-cell>
          <table:table-cell table:style-name="ce13" office:value-type="percentage" office:value="0.1">
            <text:p>10.00%</text:p>
          </table:table-cell>
          <table:table-cell table:number-columns-repeated="1022"/>
        </table:table-row>
        <table:table-row table:style-name="ro3">
          <table:table-cell office:value-type="string">
            <text:p>% Res uint16</text:p>
          </table:table-cell>
          <table:table-cell table:style-name="ce13" office:value-type="percentage" office:value="0.1">
            <text:p>10.00%</text:p>
          </table:table-cell>
          <table:table-cell table:number-columns-repeated="1022"/>
        </table:table-row>
        <table:table-row table:style-name="ro3">
          <table:table-cell office:value-type="string">
            <text:p>% Res int16</text:p>
          </table:table-cell>
          <table:table-cell table:style-name="ce13" office:value-type="percentage" office:value="0.1">
            <text:p>10.00%</text:p>
          </table:table-cell>
          <table:table-cell table:number-columns-repeated="1022"/>
        </table:table-row>
        <table:table-row table:style-name="ro3">
          <table:table-cell office:value-type="string">
            <text:p>% Res uint32</text:p>
          </table:table-cell>
          <table:table-cell table:style-name="ce13" office:value-type="percentage" office:value="0.1">
            <text:p>10.00%</text:p>
          </table:table-cell>
          <table:table-cell table:number-columns-repeated="1022"/>
        </table:table-row>
        <table:table-row table:style-name="ro3">
          <table:table-cell office:value-type="string">
            <text:p>% Res int32</text:p>
          </table:table-cell>
          <table:table-cell table:style-name="ce13" office:value-type="percentage" office:value="0.1">
            <text:p>10.00%</text:p>
          </table:table-cell>
          <table:table-cell table:number-columns-repeated="1022"/>
        </table:table-row>
        <table:table-row table:style-name="ro3">
          <table:table-cell office:value-type="string">
            <text:p>% Res Real</text:p>
          </table:table-cell>
          <table:table-cell table:style-name="ce13" office:value-type="percentage" office:value="0.1">
            <text:p>10.00%</text:p>
          </table:table-cell>
          <table:table-cell table:number-columns-repeated="1022"/>
        </table:table-row>
        <table:table-row table:style-name="ro3">
          <table:table-cell office:value-type="string">
            <text:p>% Res String</text:p>
          </table:table-cell>
          <table:table-cell table:style-name="ce13" office:value-type="percentage" office:value="0.2">
            <text:p>20.00%</text:p>
          </table:table-cell>
          <table:table-cell table:style-name="ce15" table:formula="of:=SUM([.B20:.B28])" office:value-type="percentage" office:value="1">
            <text:p>100.00%</text:p>
          </table:table-cell>
          <table:table-cell office:value-type="string">
            <text:p>&lt;=== This total of all resource percentages must equal 100%</text:p>
          </table:table-cell>
          <table:table-cell table:number-columns-repeated="1020"/>
        </table:table-row>
        <table:table-row table:style-name="ro4">
          <table:table-cell office:value-type="string">
            <text:p>Value String Leng</text:p>
          </table:table-cell>
          <table:table-cell table:style-name="ce12" office:value-type="float" office:value="100">
            <text:p>100</text:p>
          </table:table-cell>
          <table:table-cell/>
          <table:table-cell office:value-type="string">
            <text:p>Average length of strings as a datapoint value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6" office:value-type="string">
            <text:p>Calculated Values</text:p>
          </table:table-cell>
          <table:table-cell table:style-name="ce14" table:number-columns-repeated="2"/>
          <table:table-cell table:number-columns-repeated="1021"/>
        </table:table-row>
        <table:table-row table:style-name="ro4">
          <table:table-cell office:value-type="string">
            <text:p>Number of Datapoints per Sync per Resource</text:p>
          </table:table-cell>
          <table:table-cell table:formula="of:=[.B5]*[.B7]"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Resources Updated Per Sync</text:p>
          </table:table-cell>
          <table:table-cell table:formula="of:=[.B5]*[.B6]" office:value-type="float" office:value="5">
            <text:p>5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ce7" office:value-type="string">
            <text:p>Computed Element Sizes (Initial)</text:p>
          </table:table-cell>
          <table:table-cell table:style-name="ce7" office:value-type="string">
            <text:p>DER</text:p>
          </table:table-cell>
          <table:table-cell table:style-name="ce7"/>
          <table:table-cell table:style-name="ce7" office:value-type="string">
            <text:p>Computed Element Sizes (Updates)</text:p>
          </table:table-cell>
          <table:table-cell table:style-name="ce7" office:value-type="string">
            <text:p>DER</text:p>
          </table:table-cell>
          <table:table-cell table:number-columns-repeated="1019"/>
        </table:table-row>
        <table:table-row table:style-name="ro3">
          <table:table-cell office:value-type="string">
            <text:p>Stream Metadata Sync</text:p>
          </table:table-cell>
          <table:table-cell table:formula="of:=2*[.B18]+6" office:value-type="float" office:value="22">
            <text:p>22</text:p>
          </table:table-cell>
          <table:table-cell/>
          <table:table-cell table:style-name="ce5" office:value-type="string">
            <text:p>Stream Metadata Sync</text:p>
          </table:table-cell>
          <table:table-cell table:formula="of:=2*[.B18]+6" office:value-type="float" office:value="22">
            <text:p>22</text:p>
          </table:table-cell>
          <table:table-cell table:number-columns-repeated="1019"/>
        </table:table-row>
        <table:table-row table:style-name="ro3">
          <table:table-cell office:value-type="string">
            <text:p>Resource Metadata Sync</text:p>
          </table:table-cell>
          <table:table-cell table:formula="of:=[.B18]+12" office:value-type="float" office:value="20">
            <text:p>20</text:p>
          </table:table-cell>
          <table:table-cell/>
          <table:table-cell table:style-name="ce5" office:value-type="string">
            <text:p>Resource Metadata Sync</text:p>
          </table:table-cell>
          <table:table-cell table:formula="of:=[.B18]+12" office:value-type="float" office:value="20">
            <text:p>20</text:p>
          </table:table-cell>
          <table:table-cell table:number-columns-repeated="1019"/>
        </table:table-row>
        <table:table-row table:style-name="ro3">
          <table:table-cell office:value-type="string">
            <text:p>Node Metadata Sync</text:p>
          </table:table-cell>
          <table:table-cell table:formula="of:=[.B18]+5+[.B16]*[.B43]+[.B17]*[.B42]+LOG(([.B16]*[.B43]+[.B17]*[.B42]);256)" office:value-type="float" office:value="213.955482023722">
            <text:p>213.96</text:p>
          </table:table-cell>
          <table:table-cell/>
          <table:table-cell table:style-name="ce5" office:value-type="string">
            <text:p>Node Metadata Sync</text:p>
          </table:table-cell>
          <table:table-cell table:formula="of:=[.B18]+5+LOG(([.B16]*[.E43] + [.B17]*[.E42]);256) + [.B16]*[.E43] + [.B17]*[.E42]" office:value-type="float" office:value="213.955482023722">
            <text:p>213.96</text:p>
          </table:table-cell>
          <table:table-cell table:number-columns-repeated="1019"/>
        </table:table-row>
        <table:table-row table:style-name="ro3">
          <table:table-cell office:value-type="string">
            <text:p>Hab Metadata Sync</text:p>
          </table:table-cell>
          <table:table-cell table:formula="of:=2*[.B18]+6+2*LOG(([.B15]*[.B44]); 256) + [.B15]*[.B44]" office:value-type="float" office:value="2164.32059396952">
            <text:p>2164.32</text:p>
          </table:table-cell>
          <table:table-cell/>
          <table:table-cell table:style-name="ce5" office:value-type="string">
            <text:p>Hab Metadata Sync</text:p>
          </table:table-cell>
          <table:table-cell table:formula="of:=2*[.B18]+6+2*LOG([.B8]*[.E44];256) + [.B8]*[.E44]" office:value-type="float" office:value="237.890773732302">
            <text:p>237.89</text:p>
          </table:table-cell>
          <table:table-cell table:number-columns-repeated="1019"/>
        </table:table-row>
        <table:table-row table:style-name="ro3">
          <table:table-cell table:style-name="ce8" office:value-type="string">
            <text:p>Initial Metadata Sync</text:p>
          </table:table-cell>
          <table:table-cell table:style-name="ce10" table:formula="of:=LOG(([.B14]*[.B45]);256) + [.B14]*[.B45]+1" office:value-type="float" office:value="21646.0061430198">
            <text:p>21646.01</text:p>
          </table:table-cell>
          <table:table-cell/>
          <table:table-cell table:style-name="ce8" office:value-type="string">
            <text:p>Update Metadata Sync/Sec</text:p>
          </table:table-cell>
          <table:table-cell table:style-name="ce10" table:formula="of:=LOG([.B9]*[.E45];256)+[.B9]*[.E45]" office:value-type="float" office:value="238.877543171011">
            <text:p>238.8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"/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ce5"/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ce5" office:value-type="string">
            <text:p>Datapoint Sync</text:p>
          </table:table-cell>
          <table:table-cell table:formula="of:=21+3*[.B20]+3.5*[.B21]+3*[.B22]+4*[.B23]+3.5*[.B24]+5*[.B25]+4.5*[.B26]+10*[.B27]+(LOG([.B29];256)+[.B29])*[.B28]" office:value-type="float" office:value="44.8160964047444">
            <text:p>44.82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ce5" office:value-type="string">
            <text:p>Resource Record Sync</text:p>
          </table:table-cell>
          <table:table-cell table:formula="of:=[.B33]*[.E49]+LOG(([.B33]*[.E49]);256)+11" office:value-type="float" office:value="236.056466171436">
            <text:p>236.06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ce5" office:value-type="string">
            <text:p>BDM Data Sync</text:p>
          </table:table-cell>
          <table:table-cell table:formula="of:=[.B18]+3+LOG(([.B34]*[.E50]);256) + ([.B34]*[.E50])" office:value-type="float" office:value="1192.55794539307">
            <text:p>1192.56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ce8" office:value-type="string">
            <text:p>Datapoint Updates/Sync</text:p>
          </table:table-cell>
          <table:table-cell table:style-name="ce10" table:formula="of:=1 + [.B19]*[.E51]+LOG(([.B19]*[.E51]);256)" office:value-type="float" office:value="1194.83542584956">
            <text:p>1194.84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ce8" office:value-type="string">
            <text:p>Datapoint Updates/Sec</text:p>
          </table:table-cell>
          <table:table-cell table:style-name="ce10" table:formula="of:=[.E52]/[.B5]" office:value-type="float" office:value="238.967085169913">
            <text:p>238.97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ce9" office:value-type="string">
            <text:p>Local Network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Default"/>
          <table:table-cell table:number-columns-repeated="2"/>
          <table:table-cell table:style-name="Default" office:value-type="string">
            <text:p>Resource Local</text:p>
          </table:table-cell>
          <table:table-cell table:formula="of:=[.B18]+9+LOG([.E49])+[.E49]" office:value-type="float" office:value="63.4675304304439">
            <text:p>63.47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Default" office:value-type="string">
            <text:p>New Node Local</text:p>
          </table:table-cell>
          <table:table-cell table:formula="of:=[.B18]+5+LOG([.B16]*[.E56]+[.B17]*[.E42];256)+[.B16]*[.E56]+[.B17]*[.E42]" office:value-type="float" office:value="648.83903866658">
            <text:p>648.84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Default" office:value-type="string">
            <text:p>Lost Node Local</text:p>
          </table:table-cell>
          <table:table-cell table:formula="of:=[.B18]+2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Default" office:value-type="string">
            <text:p>ResourceMetadata Local</text:p>
          </table:table-cell>
          <table:table-cell table:formula="of:=9+2*[.B18]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Default" office:value-type="string">
            <text:p>ResourceDatapoints Local</text:p>
          </table:table-cell>
          <table:table-cell table:formula="of:=2*[.B18]+5+LOG([.E49];256)+[.E49]" office:value-type="float" office:value="66.5018395405974">
            <text:p>66.5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Default" office:value-type="string">
            <text:p>StreamData Local</text:p>
          </table:table-cell>
          <table:table-cell table:style-name="ce17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3">
          <table:table-cell table:style-name="Default" office:value-type="string">
            <text:p>Initial Metadata To Client per Node</text:p>
          </table:table-cell>
          <table:table-cell table:formula="of:=[.E57]+[.E59]*[.B16]+[.E60]*[.B16]" office:value-type="float" office:value="1563.85743407255">
            <text:p>1563.86</text:p>
          </table:table-cell>
          <table:table-cell office:value-type="string">
            <text:p>NOTE: Duplicate data sent to node and resource subscribers included here</text:p>
          </table:table-cell>
          <table:table-cell table:style-name="Default" office:value-type="string">
            <text:p>Update Metadata to client per Node/sec</text:p>
          </table:table-cell>
          <table:table-cell table:style-name="ce18" table:formula="of:=[.B8]*[.B63]+[.E58]*[.B10]" office:value-type="float" office:value="1573.85743407255">
            <text:p>1573.86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Hab Start</text:p>
          </table:table-cell>
          <table:table-cell table:style-name="ce10" table:formula="of:=[.B63]*[.B15]*[.B12]" office:value-type="float" office:value="31277.1486814511">
            <text:p>31277.15</text:p>
          </table:table-cell>
          <table:table-cell/>
          <table:table-cell table:style-name="ce10" office:value-type="string">
            <text:p>Local Network per Hab per Sec</text:p>
          </table:table-cell>
          <table:table-cell table:style-name="ce10" table:formula="of:=[.E63]*[.B15]*[.B12]" office:value-type="float" office:value="31477.1486814511">
            <text:p>31477.15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08/03/2009</text:date>, <text:time>11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rian Marshall</meta:initial-creator>
    <meta:creation-date>2009-07-29T14:26:51</meta:creation-date>
    <meta:generator>OpenOffice.org/3.1$Unix OpenOffice.org_project/310m11$Build-9399</meta:generator>
    <dc:date>2009-08-03T11:50:18</dc:date>
    <dc:creator>Brian Marshall</dc:creator>
    <meta:editing-duration>PT23H44M28S</meta:editing-duration>
    <meta:editing-cycles>6</meta:editing-cycles>
    <meta:document-statistic meta:table-count="3" meta:cell-count="119" meta:object-count="0"/>
  </office:meta>
</office:document-meta>
</file>